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 style:master-page-name="">
      <style:paragraph-properties fo:margin-left="1.27cm" fo:margin-right="0cm" fo:orphans="2" fo:widows="2" fo:text-indent="0cm" style:auto-text-indent="false" style:page-number="auto" style:writing-mode="lr-tb"/>
    </style:style>
    <style:style style:name="P2" style:family="paragraph" style:parent-style-name="Standard">
      <style:paragraph-properties fo:margin-left="1.27cm" fo:margin-right="0cm" fo:text-indent="0cm" style:auto-text-indent="false"/>
    </style:style>
    <style:style style:name="P3" style:family="paragraph" style:parent-style-name="Standard">
      <style:paragraph-properties fo:margin-left="1.27cm" fo:margin-right="0cm" fo:text-align="start" style:justify-single-word="false" fo:text-indent="0cm" style:auto-text-indent="false"/>
    </style:style>
    <style:style style:name="P4" style:family="paragraph" style:parent-style-name="List_20_Bullet">
      <style:paragraph-properties fo:margin-left="1.27cm" fo:margin-right="0cm" fo:text-indent="0cm" style:auto-text-indent="false"/>
    </style:style>
    <style:style style:name="P5" style:family="paragraph" style:parent-style-name="List_20_Bullet" style:list-style-name="" style:master-page-name="">
      <style:paragraph-properties fo:margin-left="1.27cm" fo:margin-right="0cm" fo:orphans="2" fo:widows="2" fo:text-indent="0cm" style:auto-text-indent="false" style:page-number="auto" style:writing-mode="lr-tb"/>
    </style:style>
    <style:style style:name="P6" style:family="paragraph" style:parent-style-name="List_20_Bullet" style:list-style-name="">
      <style:paragraph-properties fo:margin-left="1.27cm" fo:margin-right="0cm" fo:orphans="2" fo:widows="2" fo:text-indent="0cm" style:auto-text-indent="false" style:writing-mode="lr-tb"/>
    </style:style>
    <style:style style:name="P7" style:family="paragraph" style:parent-style-name="Title" style:master-page-name="Standard">
      <style:paragraph-properties style:page-number="auto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ini Fishing Game - Unity Developer Assessment</text:p>
      <text:list xml:id="list2163491586218660699" text:style-name="Outline">
        <text:list-item>
          <text:p text:style-name="Heading_20_1">Project Overview</text:p>
        </text:list-item>
      </text:list>
      <text:p text:style-name="P1">A 3D third-person fishing minigame built in Unity 2022.3 LTS using Universal Render Pipeline (URP).<text:line-break/><text:line-break/>The player explores a small coastal environment, casts a fishing line into the water, waits for a fish to bite, and plays a reel-based minigame to catch it.<text:line-break/><text:line-break/>The project is built using a modular and event-driven architecture, making systems independent, scalable, and easy to maintain.</text:p>
      <text:list xml:id="list39345501" text:continue-numbering="true" text:style-name="Outline">
        <text:list-item>
          <text:p text:style-name="Heading_20_1">Core Features</text:p>
        </text:list-item>
      </text:list>
      <text:p text:style-name="P4">Third-person player movement</text:p>
      <text:p text:style-name="P4">Fishing rod casting with animated arc</text:p>
      <text:p text:style-name="P4">Hook landing detection using raycast</text:p>
      <text:p text:style-name="P4">Randomized fish bite system</text:p>
      <text:p text:style-name="P4">Reel-based catching minigame</text:p>
      <text:p text:style-name="P4">Weighted random fish spawning</text:p>
      <text:p text:style-name="P4">Catch log UI system</text:p>
      <text:p text:style-name="P4">Main menu with async scene loading</text:p>
      <text:p text:style-name="P4">Settings menu with saved preferences</text:p>
      <text:list xml:id="list39350587" text:continue-numbering="true" text:style-name="Outline">
        <text:list-item>
          <text:p text:style-name="Heading_20_1">Architecture Decisions</text:p>
        </text:list-item>
      </text:list>
      <text:p text:style-name="P3">Event-Driven System using GameEvents.cs:<text:line-break/>Scripts communicate using events rather than direct references.<text:line-break/><text:line-break/>Single Responsibility Principle:<text:line-break/>Each script has one clear responsibility.<text:line-break/><text:line-break/>ScriptableObject Data System:<text:line-break/>Fish are created using ScriptableObjects.</text:p>
      <text:list xml:id="list39366448" text:continue-numbering="true" text:style-name="Outline">
        <text:list-item>
          <text:p text:style-name="Heading_20_1"><text:soft-page-break/>Fishing State Machine</text:p>
        </text:list-item>
      </text:list>
      <text:p text:style-name="P5">Idle</text:p>
      <text:p text:style-name="P6">Casting</text:p>
      <text:p text:style-name="P6">Waiting</text:p>
      <text:p text:style-name="P6">Bite</text:p>
      <text:p text:style-name="P6">Reeling</text:p>
      <text:p text:style-name="P6">Result</text:p>
      <text:list xml:id="list39357584" text:continue-numbering="true" text:style-name="Outline">
        <text:list-item>
          <text:p text:style-name="Heading_20_1">Reel Minigame</text:p>
        </text:list-item>
      </text:list>
      <text:p text:style-name="P4">Fish moves randomly up and down</text:p>
      <text:p text:style-name="P4">Hold Space to move catching bar upward</text:p>
      <text:p text:style-name="P4">Release Space to let it fall</text:p>
      <text:p text:style-name="P4">Progress increases while fish stays inside</text:p>
      <text:p text:style-name="P4">Progress decreases while fish escapes</text:p>
      <text:list xml:id="list39346916" text:continue-numbering="true" text:style-name="Outline">
        <text:list-item>
          <text:p text:style-name="Heading_20_1">Fish Types</text:p>
        </text:list-item>
      </text:list>
      <text:p text:style-name="P4">Golden Mackerel - Common <text:s/>60%</text:p>
      <text:p text:style-name="P4">Majili Snapper - Uncommon 30%</text:p>
      <text:p text:style-name="P4">Coastal Catfish - Rare 10%</text:p>
      <text:list xml:id="list39368706" text:continue-numbering="true" text:style-name="Outline">
        <text:list-item>
          <text:p text:style-name="Heading_20_1">Assets / Packages Used</text:p>
        </text:list-item>
      </text:list>
      <text:p text:style-name="P4">Cinemachine</text:p>
      <text:p text:style-name="P4">TextMeshPro</text:p>
      <text:p text:style-name="P4">Kenney.nl</text:p>
      <text:p text:style-name="P4">Unity Terrain Tools</text:p>
      <text:p text:style-name="P4">Shader Graph</text:p>
      <text:list xml:id="list39355917" text:continue-numbering="true" text:style-name="Outline">
        <text:list-item>
          <text:p text:style-name="Heading_20_1"><text:soft-page-break/>Project Folder Structure</text:p>
        </text:list-item>
      </text:list>
      <text:p text:style-name="P2">Assets/<text:line-break/>├── 3rd Party Models/<text:line-break/>├── Material/<text:line-break/>├── Scenes/<text:line-break/>├── Scriptable Object/<text:line-break/>│ <text:s text:c="2"/>└── Fish Data SO/<text:line-break/>├── Scripts/<text:line-break/>│ <text:s text:c="2"/>├── Audio Manager/<text:line-break/>│ <text:s text:c="2"/>├── Data/<text:line-break/>│ <text:s text:c="2"/>├── Events/<text:line-break/>│ <text:s text:c="2"/>├── Fishing/<text:line-break/>│ <text:s text:c="2"/>├── Menu Manager/<text:line-break/>│ <text:s text:c="2"/>└── UI Manager/<text:line-break/>├── Shader/<text:line-break/>├── Sounds/<text:line-break/>├── Sprites/<text:line-break/>├── Terrain/<text:line-break/>└── TextMesh Pro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2</meta:editing-cycles>
    <meta:creation-date>2013-12-23T23:15:00</meta:creation-date>
    <dc:date>2026-04-24T19:08:09.84</dc:date>
    <meta:editing-duration>PT6M23S</meta:editing-duration>
    <meta:generator>OpenOffice/4.1.16$Win32 OpenOffice.org_project/4116m3$Build-9816</meta:generator>
    <dc:creator>Dhruv  Sharma</dc:creator>
    <meta:document-statistic meta:table-count="0" meta:image-count="0" meta:object-count="0" meta:page-count="3" meta:paragraph-count="40" meta:word-count="275" meta:character-count="176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